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ilingBeforeAndAfterMethodsSpringRuleTests.tes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ailingAfterTransactionSpringRuleTestCase.test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ilingBeforeTransactionSpringRuleTestCase.befor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ingBeforeAndAfterMethodsSpringRuleTests.FailingBeforeAndAfterMethodsSpringRuleTests( String test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ingBeforeTransactionSpringRuleTestCase.test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ilingAfterTransactionSpringRuleTestCase.aft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ingBeforeAndAfterMethodsSpringRuleTests.getRunn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pringRuleTestCase.test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